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05cm" fo:margin-left="0.831cm" fo:margin-right="-0.016cm" table:align="margins" style:writing-mode="lr-tb"/>
    </style:style>
    <style:style style:name="Table1.A" style:family="table-column">
      <style:table-column-properties style:column-width="17.505cm" style:rel-column-width="65535*"/>
    </style:style>
    <style:style style:name="Table1.1" style:family="table-row">
      <style:table-row-properties style:min-row-height="1.762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.463cm" fo:margin-left="0.84cm" fo:margin-right="0.018cm" table:align="margins" style:writing-mode="lr-tb"/>
    </style:style>
    <style:style style:name="Table2.A" style:family="table-column">
      <style:table-column-properties style:column-width="17.463cm" style:rel-column-width="65535*"/>
    </style:style>
    <style:style style:name="Table2.1" style:family="table-row">
      <style:table-row-properties style:min-row-height="2.02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505cm" fo:margin-left="0.831cm" fo:margin-right="-0.016cm" table:align="margins" style:writing-mode="lr-tb"/>
    </style:style>
    <style:style style:name="Table3.A" style:family="table-column">
      <style:table-column-properties style:column-width="17.505cm" style:rel-column-width="65535*"/>
    </style:style>
    <style:style style:name="Table3.1" style:family="table-row">
      <style:table-row-properties style:min-row-height="1.762cm"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7.463cm" fo:margin-left="0.84cm" fo:margin-right="0.018cm" table:align="margins" style:writing-mode="lr-tb"/>
    </style:style>
    <style:style style:name="Table4.A" style:family="table-column">
      <style:table-column-properties style:column-width="17.463cm" style:rel-column-width="65535*"/>
    </style:style>
    <style:style style:name="Table4.1" style:family="table-row">
      <style:table-row-properties style:min-row-height="2.02cm"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3" style:family="paragraph" style:parent-style-name="Standard">
      <style:paragraph-properties fo:margin-top="0cm" fo:margin-bottom="0cm" fo:line-height="100%" fo:background-color="#ffffff">
        <style:tab-stops>
          <style:tab-stop style:position="9.232cm"/>
        </style:tab-stops>
        <style:background-image/>
      </style:paragraph-properties>
    </style:style>
    <style:style style:name="P4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5" style:family="paragraph" style:parent-style-name="Standard">
      <style:paragraph-properties style:text-autospace="none"/>
      <style:text-properties fo:color="#000000" style:font-name="Calibri1" fo:font-size="13pt" style:font-name-asian="Calibri1" style:font-size-asian="13pt" style:font-name-complex="Calibri1" style:font-size-complex="13pt"/>
    </style:style>
    <style:style style:name="P6" style:family="paragraph" style:parent-style-name="Standard">
      <style:paragraph-properties style:text-autospace="none"/>
      <style:text-properties fo:color="#000000" style:text-line-through-style="none" style:font-name="Calibri1" fo:font-size="13pt" style:text-underline-style="none" style:font-name-asian="Calibri1" style:font-size-asian="13pt" style:font-name-complex="Calibri1" style:font-size-complex="13pt"/>
    </style:style>
    <style:style style:name="P7" style:family="paragraph" style:parent-style-name="Standard">
      <style:paragraph-properties fo:text-align="justify" style:justify-single-word="false"/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P8" style:family="paragraph" style:parent-style-name="Standard">
      <style:paragraph-properties fo:margin-top="0cm" fo:margin-bottom="0.212cm" fo:line-height="100%" fo:background-color="#ffffff">
        <style:background-image/>
      </style:paragraph-properties>
    </style:style>
    <style:style style:name="P9" style:family="paragraph" style:parent-style-name="Standard">
      <style:paragraph-properties fo:margin-top="0cm" fo:margin-bottom="0.212cm" fo:line-height="100%" fo:background-color="#ffffff">
        <style:background-image/>
      </style:paragraph-properties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10" style:family="paragraph" style:parent-style-name="Standard" style:list-style-name="L1">
      <style:paragraph-properties fo:margin-top="0cm" fo:margin-bottom="0cm" fo:line-height="100%" fo:background-color="#ffffff">
        <style:background-image/>
      </style:paragraph-properties>
      <style:text-properties fo:color="#000000" style:font-name="Calibri1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P11" style:family="paragraph" style:parent-style-name="Standard" style:list-style-name="L1">
      <style:paragraph-properties fo:margin-top="0cm" fo:margin-bottom="0cm" fo:line-height="100%" fo:background-color="#ffffff">
        <style:background-image/>
      </style:paragraph-properties>
      <style:text-properties fo:color="#000000" style:font-name="Calibri2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P12" style:family="paragraph" style:parent-style-name="Standard" style:list-style-name="L1">
      <style:paragraph-properties fo:margin-top="0cm" fo:margin-bottom="0cm" fo:line-height="100%" fo:background-color="#ffffff">
        <style:background-image/>
      </style:paragraph-properties>
    </style:style>
    <style:style style:name="P13" style:family="paragraph" style:parent-style-name="Standard">
      <style:paragraph-properties fo:margin-top="0cm" fo:margin-bottom="0cm" fo:line-height="100%" fo:background-color="#ffffff">
        <style:tab-stops>
          <style:tab-stop style:position="9.232cm"/>
        </style:tab-stops>
        <style:background-image/>
      </style:paragraph-properties>
    </style:style>
    <style:style style:name="P14" style:family="paragraph" style:parent-style-name="Heading_20_2" style:master-page-name="Standard">
      <style:paragraph-properties fo:margin-top="0cm" fo:margin-bottom="0cm" style:line-height-at-least="0.508cm" style:page-number="auto" fo:background-color="#ffffff" fo:padding="0cm" fo:border="0.035cm solid #00000a">
        <style:background-image/>
      </style:paragraph-properties>
      <style:text-properties fo:color="#000000" style:font-name="inherit" fo:font-size="19pt" style:font-size-asian="19pt" style:font-name-complex="Tahoma1" style:font-size-complex="19pt"/>
    </style:style>
    <style:style style:name="P15" style:family="paragraph" style:parent-style-name="Heading_20_2">
      <style:paragraph-properties fo:margin-top="0cm" fo:margin-bottom="0cm" style:line-height-at-least="0.508cm" fo:background-color="#ffffff" fo:padding="0cm" fo:border="0.035cm solid #00000a">
        <style:background-image/>
      </style:paragraph-properties>
      <style:text-properties fo:color="#000000" style:font-name="inherit" fo:font-size="19pt" style:font-size-asian="19pt" style:font-name-complex="Tahoma1" style:font-size-complex="19pt"/>
    </style:style>
    <style:style style:name="T1" style:family="text">
      <style:text-properties fo:color="#000000" style:font-name="Tahoma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T2" style:family="text">
      <style:text-properties fo:color="#000000" style:font-name="Tahoma" fo:font-size="13.5pt" style:font-name-asian="Times New Roman1" style:font-size-asian="13.5pt" style:font-name-complex="Tahoma1" style:font-size-complex="13.5pt"/>
    </style:style>
    <style:style style:name="T3" style:family="text">
      <style:text-properties fo:color="#000000" style:font-name="Tahoma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ahoma1" style:font-size-complex="14pt"/>
    </style:style>
    <style:style style:name="T4" style:family="text">
      <style:text-properties fo:color="#000000" style:font-name="Calibri1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5" style:family="text">
      <style:text-properties fo:color="#000000" style:font-name="Calibri2" fo:font-size="13.5pt" fo:font-weight="bold" style:font-name-asian="Times New Roman1" style:font-size-asian="13.5pt" style:font-weight-asian="bold" style:font-name-complex="Tahoma1" style:font-size-complex="13.5pt" style:font-weight-complex="bold"/>
    </style:style>
    <style:style style:name="T6" style:family="text">
      <style:text-properties style:text-line-through-style="none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99477715748207692" text:style-name="Outline">
        <text:list-item>
          <text:list>
            <text:list-item>
              <text:h text:style-name="P14" text:outline-level="2">Assignment 11</text:h>
            </text:list-item>
          </text:list>
        </text:list-item>
      </text:list>
      <text:p text:style-name="P9"/>
      <text:p text:style-name="P8"><text:span text:style-name="T1">Objective:</text:span><text:span text:style-name="T2"> SQL COMMANDS(DDL and DML)</text:span></text:p>
      <text:p text:style-name="P8"><text:span text:style-name="T1">Task: </text:span><text:span text:style-name="T4">Write SQL commands to </text:span></text:p>
      <text:list xml:id="list4003016644175255613" text:style-name="L1">
        <text:list-header>
          <text:p text:style-name="P10">(i) create a table with suitable data type and size of each column.</text:p>
          <text:p text:style-name="P10">(ii) insert records into the table.</text:p>
          <text:p text:style-name="P10">(iii) write query to filter the data using wildcard.</text:p>
          <text:p text:style-name="P10">(iv) edit the values in the table.</text:p>
        </text:list-header>
      </text:list>
      <text:p text:style-name="P4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a) The structure of a table “ITEM” is given below. </text:p>
            <text:p text:style-name="P6">Column name <text:s text:c="36"/>Type <text:s text:c="46"/>Size </text:p>
            <text:p text:style-name="P6">Itemnumber <text:s text:c="33"/>____________ <text:s text:c="30"/>______ </text:p>
            <text:p text:style-name="P6">Itemname <text:s text:c="38"/>____________ <text:s text:c="30"/>______ </text:p>
            <text:p text:style-name="P6">Price <text:s text:c="47"/>____________ <text:s text:c="31"/>______ </text:p>
            <text:p text:style-name="P6">Quantity <text:s text:c="41"/>____________ <text:s text:c="30"/>______ </text:p>
          </table:table-cell>
        </table:table-row>
      </table:table>
      <text:p text:style-name="P4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b) Insert the records given below in the <text:s/>ITEM <text:s/>table<text:span text:style-name="T6">:</text:span></text:p>
            <text:p text:style-name="P6">(1, LAPTOP, 80000, 5)</text:p>
            <text:p text:style-name="P6">(12, MOBILE, 20000, 4)</text:p>
            <text:p text:style-name="P6">(15, CHARGER, 200, 100)</text:p>
            <text:p text:style-name="P6">(30, CAR, 2000000, 1000)</text:p>
          </table:table-cell>
        </table:table-row>
      </table:table>
      <text:p text:style-name="P4"/>
      <text:list xml:id="list31526382" text:continue-numbering="true" text:style-name="L1">
        <text:list-header>
          <text:p text:style-name="P10">INSTRUCTIONS:</text:p>
          <text:p text:style-name="P10">Write SQL commands to </text:p>
          <text:p text:style-name="P10">(i) create a table ITEM with suitable data type and size of each column.</text:p>
          <text:p text:style-name="P10">(ii) insert the records given above into the table.</text:p>
          <text:p text:style-name="P12"><text:span text:style-name="T4">(iii) </text:span><text:span text:style-name="T5">list the items starting with 'c'</text:span><text:span text:style-name="T4"> using wildcard.</text:span></text:p>
          <text:p text:style-name="P12"><text:span text:style-name="T4">(iv) </text:span><text:span text:style-name="T5">change the price of mobile to 30000 and quantity to 6.</text:span></text:p>
          <text:p text:style-name="P11">(v) change the price of charger to 250 and quantity to 150.</text:p>
          <text:p text:style-name="P11">(vi) change the price of laptop to 90000 and quantity to 7.</text:p>
          <text:p text:style-name="P11">(vii) change the price of car to 2200000 and quantity to 1200. </text:p>
        </text:list-header>
      </text:list>
      <text:p text:style-name="P4"><text:s text:c="9"/></text:p>
      <text:p text:style-name="Standard"/>
      <text:list xml:id="list31541174" text:continue-list="list3099477715748207692" text:style-name="Outline">
        <text:list-item>
          <text:list>
            <text:list-item>
              <text:h text:style-name="P15" text:outline-level="2"><text:soft-page-break/>Assignment 12</text:h>
            </text:list-item>
          </text:list>
        </text:list-item>
      </text:list>
      <text:p text:style-name="P2"/>
      <text:p text:style-name="P1"><text:span text:style-name="T1">Objective:</text:span><text:span text:style-name="T2"> </text:span><text:span text:style-name="T3">SQL commands(DDL AND DML)</text:span></text:p>
      <text:p text:style-name="P3"><text:span text:style-name="T1">Task: Task: </text:span><text:span text:style-name="T4">Write SQL commands to </text:span></text:p>
      <text:list xml:id="list31553181" text:continue-list="list31526382" text:style-name="L1">
        <text:list-header>
          <text:p text:style-name="P10">(I) create a table with suitable data type and size of each column.</text:p>
          <text:p text:style-name="P10">(ii) insert records into the table.</text:p>
          <text:p text:style-name="P10">(iii) Use DDL command to alter the structure of the table.</text:p>
          <text:p text:style-name="P10">(iv) Perform Calculations in Base.</text:p>
          <text:p text:style-name="P10">(v) Delete a record from the table.</text:p>
          <text:p text:style-name="P10">(vi) group data.</text:p>
        </text:list-header>
      </text:list>
      <text:p text:style-name="P4"/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a) The structure of a table “CUSTOMER” is given below. </text:p>
            <text:p text:style-name="P6">Column name <text:s text:c="36"/>Type <text:s text:c="46"/>Size </text:p>
            <text:p text:style-name="P6">CUSTOMERNUMBER <text:s text:c="22"/>____________ <text:s text:c="27"/>______ </text:p>
            <text:p text:style-name="P6">CUSTOMERNAME <text:s text:c="27"/>____________ <text:s text:c="28"/>______ </text:p>
            <text:p text:style-name="P6">MOBILENUMBER <text:s text:c="29"/>____________ <text:s text:c="27"/>______ </text:p>
            <text:p text:style-name="P6">POINTS <text:s text:c="46"/>____________ <text:s text:c="28"/>______ </text:p>
          </table:table-cell>
        </table:table-row>
      </table:table>
      <text:p text:style-name="P4"><text:tab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b) Insert the records given below in the <text:s/>CUSTOMER <text:s/>table<text:span text:style-name="T6">:</text:span></text:p>
            <text:p text:style-name="P6">(1, LARRY, 1234567890, 20)</text:p>
            <text:p text:style-name="P6">(2, MARC, 2345678901, 45)</text:p>
            <text:p text:style-name="P6">(3, ELON, 3456789012, 30)</text:p>
            <text:p text:style-name="P6">(4, TIM, 4567890123, 15)</text:p>
            <text:p text:style-name="P6">(5, STEVE, 5678901234, 30)</text:p>
          </table:table-cell>
        </table:table-row>
      </table:table>
      <text:p text:style-name="P4"/>
      <text:list xml:id="list31539876" text:continue-numbering="true" text:style-name="L1">
        <text:list-header>
          <text:p text:style-name="P10">INSTRUCTIONS:</text:p>
          <text:p text:style-name="P10">Write SQL commands to </text:p>
          <text:p text:style-name="P10">(I) create a table CUSTOMER with suitable data type and size of each column.</text:p>
          <text:p text:style-name="P10">(ii) insert the records given above into the table.</text:p>
          <text:p text:style-name="P10">(iii) add a column DISCOUNT in the table.</text:p>
          <text:p text:style-name="P12"><text:span text:style-name="T4">(iv) Insert calculated discount as POINTS*10 for each record</text:span><text:span text:style-name="T5">.</text:span></text:p>
          <text:p text:style-name="P11">(v) delete Larry's record as he is no longer a customer.</text:p>
          <text:p text:style-name="P11">(vi) Count number of customers getting each value of DISCOUNT.</text:p>
        </text:list-header>
      </text:list>
      <text:p text:style-name="P3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Times New Roman1" style:font-name-complex="Times New Roman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11cm" fo:margin-bottom="2.54cm" fo:margin-left="1.341cm" fo:margin-right="1.34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BEROI</meta:initial-creator>
    <dc:creator>Anita Malhotra</dc:creator>
    <meta:editing-cycles>33</meta:editing-cycles>
    <meta:creation-date>2020-12-01T17:38:00</meta:creation-date>
    <dc:date>2021-01-16T11:29:48.40</dc:date>
    <meta:editing-duration>PT15H49M28S</meta:editing-duration>
    <meta:generator>OpenOffice/4.1.8$Win32 OpenOffice.org_project/418m3$Build-9803</meta:generator>
    <meta:document-statistic meta:table-count="4" meta:image-count="0" meta:object-count="0" meta:page-count="3" meta:paragraph-count="59" meta:word-count="364" meta:character-count="28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